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apple-system, 'Segoe UI', Roboto, 'Helvetica Neue', 'Noto Sans', 'Liberation Sans', Arial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4ebcf" officeooo:paragraph-rsid="0014ebcf"/>
    </style:style>
    <style:style style:name="P2" style:family="paragraph" style:parent-style-name="Standard" style:list-style-name="L3">
      <style:text-properties officeooo:rsid="0014ebcf" officeooo:paragraph-rsid="0014ebcf"/>
    </style:style>
    <style:style style:name="P3" style:family="paragraph" style:parent-style-name="Standard" style:list-style-name="L4">
      <style:text-properties officeooo:rsid="0014ebcf" officeooo:paragraph-rsid="0014ebcf"/>
    </style:style>
    <style:style style:name="P4" style:family="paragraph" style:parent-style-name="Standard" style:list-style-name="L5">
      <style:text-properties officeooo:rsid="0014ebcf" officeooo:paragraph-rsid="0014ebcf"/>
    </style:style>
    <style:style style:name="P5" style:family="paragraph" style:parent-style-name="Standard">
      <style:text-properties officeooo:rsid="0014ebcf" officeooo:paragraph-rsid="001ba7e7"/>
    </style:style>
    <style:style style:name="P6" style:family="paragraph" style:parent-style-name="Standard">
      <style:text-properties officeooo:rsid="0014ebcf" officeooo:paragraph-rsid="001cb11b"/>
    </style:style>
    <style:style style:name="P7" style:family="paragraph" style:parent-style-name="Standard">
      <style:text-properties officeooo:rsid="0014ebcf" officeooo:paragraph-rsid="001dedea"/>
    </style:style>
    <style:style style:name="P8" style:family="paragraph" style:parent-style-name="Standard">
      <style:text-properties officeooo:rsid="0014ebcf" officeooo:paragraph-rsid="001e8d2e"/>
    </style:style>
    <style:style style:name="P9" style:family="paragraph" style:parent-style-name="Standard">
      <style:text-properties officeooo:rsid="0014ebcf" officeooo:paragraph-rsid="0020e44b"/>
    </style:style>
    <style:style style:name="P10" style:family="paragraph" style:parent-style-name="Standard">
      <style:text-properties officeooo:rsid="0014ebcf" officeooo:paragraph-rsid="002657af"/>
    </style:style>
    <style:style style:name="P11" style:family="paragraph" style:parent-style-name="Standard">
      <style:text-properties officeooo:rsid="0014ebcf" officeooo:paragraph-rsid="002806ee"/>
    </style:style>
    <style:style style:name="P12" style:family="paragraph" style:parent-style-name="Standard">
      <style:text-properties officeooo:paragraph-rsid="0014ebcf"/>
    </style:style>
    <style:style style:name="P13" style:family="paragraph" style:parent-style-name="Standard">
      <style:paragraph-properties fo:text-align="center" style:justify-single-word="false"/>
      <style:text-properties officeooo:paragraph-rsid="0014ebcf"/>
    </style:style>
    <style:style style:name="P14" style:family="paragraph" style:parent-style-name="Standard">
      <style:text-properties officeooo:paragraph-rsid="002657af"/>
    </style:style>
    <style:style style:name="T1" style:family="text">
      <style:text-properties fo:language="ca" fo:country="ES" fo:font-weight="normal" style:font-weight-asian="normal" style:font-weight-complex="normal"/>
    </style:style>
    <style:style style:name="T2" style:family="text">
      <style:text-properties fo:language="ca" fo:country="ES" fo:font-weight="normal" officeooo:rsid="00184fc1" style:font-weight-asian="normal" style:font-weight-complex="normal"/>
    </style:style>
    <style:style style:name="T3" style:family="text">
      <style:text-properties fo:language="ca" fo:country="ES" fo:font-weight="normal" officeooo:rsid="001ba7e7" style:font-weight-asian="normal" style:font-weight-complex="normal"/>
    </style:style>
    <style:style style:name="T4" style:family="text">
      <style:text-properties fo:language="ca" fo:country="ES" fo:font-weight="normal" officeooo:rsid="001cb11b" style:font-weight-asian="normal" style:font-weight-complex="normal"/>
    </style:style>
    <style:style style:name="T5" style:family="text">
      <style:text-properties fo:language="ca" fo:country="ES" fo:font-weight="normal" officeooo:rsid="001dedea" style:font-weight-asian="normal" style:font-weight-complex="normal"/>
    </style:style>
    <style:style style:name="T6" style:family="text">
      <style:text-properties fo:language="ca" fo:country="ES" fo:font-weight="normal" officeooo:rsid="001e8d2e" style:font-weight-asian="normal" style:font-weight-complex="normal"/>
    </style:style>
    <style:style style:name="T7" style:family="text">
      <style:text-properties fo:language="ca" fo:country="ES" fo:font-weight="normal" officeooo:rsid="001fb81d" style:font-weight-asian="normal" style:font-weight-complex="normal"/>
    </style:style>
    <style:style style:name="T8" style:family="text">
      <style:text-properties fo:language="ca" fo:country="ES" fo:font-weight="normal" officeooo:rsid="0020e44b" style:font-weight-asian="normal" style:font-weight-complex="normal"/>
    </style:style>
    <style:style style:name="T9" style:family="text">
      <style:text-properties fo:language="ca" fo:country="ES" fo:font-weight="normal" officeooo:rsid="00232ce0" style:font-weight-asian="normal" style:font-weight-complex="normal"/>
    </style:style>
    <style:style style:name="T10" style:family="text">
      <style:text-properties fo:language="ca" fo:country="ES" fo:font-weight="normal" officeooo:rsid="0025495d" style:font-weight-asian="normal" style:font-weight-complex="normal"/>
    </style:style>
    <style:style style:name="T11" style:family="text">
      <style:text-properties fo:language="ca" fo:country="ES" fo:font-weight="normal" officeooo:rsid="002657af" style:font-weight-asian="normal" style:font-weight-complex="normal"/>
    </style:style>
    <style:style style:name="T12" style:family="text">
      <style:text-properties fo:language="ca" fo:country="ES" fo:font-weight="normal" officeooo:rsid="002bf955" style:font-weight-asian="normal" style:font-weight-complex="normal"/>
    </style:style>
    <style:style style:name="T13" style:family="text">
      <style:text-properties fo:language="ca" fo:country="ES" fo:font-weight="bold" officeooo:rsid="00184fc1" style:font-weight-asian="bold" style:font-weight-complex="bold"/>
    </style:style>
    <style:style style:name="T14" style:family="text">
      <style:text-properties fo:language="ca" fo:country="ES" fo:font-weight="bold" officeooo:rsid="001dedea" style:font-weight-asian="bold" style:font-weight-complex="bold"/>
    </style:style>
    <style:style style:name="T15" style:family="text">
      <style:text-properties fo:language="ca" fo:country="ES" fo:font-weight="bold" officeooo:rsid="0021a1c8" style:font-weight-asian="bold" style:font-weight-complex="bold"/>
    </style:style>
    <style:style style:name="T16" style:family="text">
      <style:text-properties fo:language="ca" fo:country="ES" fo:font-weight="bold" officeooo:rsid="002657af" style:font-weight-asian="bold" style:font-weight-complex="bold"/>
    </style:style>
    <style:style style:name="T17" style:family="text">
      <style:text-properties fo:language="ca" fo:country="ES" fo:font-weight="bold" officeooo:rsid="002806ee" style:font-weight-asian="bold" style:font-weight-complex="bold"/>
    </style:style>
    <style:style style:name="T18" style:family="text">
      <style:text-properties fo:language="ca" fo:country="ES" officeooo:rsid="00184fc1"/>
    </style:style>
    <style:style style:name="T19" style:family="text">
      <style:text-properties fo:language="ca" fo:country="ES" style:text-underline-style="solid" style:text-underline-width="auto" style:text-underline-color="font-color" fo:font-weight="bold" officeooo:rsid="0016b1d7" style:font-weight-asian="bold" style:font-weight-complex="bold"/>
    </style:style>
    <style:style style:name="T20" style:family="text">
      <style:text-properties fo:language="ca" fo:country="ES" style:text-underline-style="solid" style:text-underline-width="auto" style:text-underline-color="font-color" fo:font-weight="bold" officeooo:rsid="00184fc1" style:font-weight-asian="bold" style:font-weight-complex="bold"/>
    </style:style>
    <style:style style:name="T21" style:family="text">
      <style:text-properties fo:language="ca" fo:country="ES" style:text-underline-style="solid" style:text-underline-width="auto" style:text-underline-color="font-color" fo:font-weight="bold" officeooo:rsid="001ef1b3" style:font-weight-asian="bold" style:font-weight-complex="bold"/>
    </style:style>
    <style:style style:name="T22" style:family="text">
      <style:text-properties fo:language="ca" fo:country="ES" style:text-underline-style="solid" style:text-underline-width="auto" style:text-underline-color="font-color" fo:font-weight="bold" officeooo:rsid="002806ee" style:font-weight-asian="bold" style:font-weight-complex="bold"/>
    </style:style>
    <style:style style:name="T23" style:family="text">
      <style:text-properties fo:language="ca" fo:country="ES" fo:font-style="italic" fo:font-weight="normal" officeooo:rsid="001dedea" style:font-style-asian="italic" style:font-weight-asian="normal" style:font-style-complex="italic" style:font-weight-complex="normal"/>
    </style:style>
    <style:style style:name="T24" style:family="text">
      <style:text-properties fo:language="ca" fo:country="ES" fo:font-style="italic" fo:font-weight="normal" officeooo:rsid="00184fc1" style:font-style-asian="italic" style:font-weight-asian="normal" style:font-style-complex="italic" style:font-weight-complex="normal"/>
    </style:style>
    <style:style style:name="T25" style:family="text">
      <style:text-properties fo:color="#666666" loext:opacity="100%" fo:language="ca" fo:country="ES" fo:font-weight="normal" officeooo:rsid="00184fc1" fo:background-color="transparent" loext:char-shading-value="0" style:font-weight-asian="normal" style:font-weight-complex="normal"/>
    </style:style>
    <style:style style:name="T26" style:family="text">
      <style:text-properties fo:color="#666666" loext:opacity="100%" fo:language="ca" fo:country="ES" fo:font-weight="normal" officeooo:rsid="0025495d" fo:background-color="transparent" loext:char-shading-value="0" style:font-weight-asian="normal" style:font-weight-complex="normal"/>
    </style:style>
    <style:style style:name="T27" style:family="text">
      <style:text-properties fo:color="#666666" loext:opacity="100%" fo:language="ca" fo:country="ES" fo:font-weight="normal" officeooo:rsid="00184fc1" style:font-weight-asian="normal" style:font-weight-complex="normal"/>
    </style:style>
    <style:style style:name="T28" style:family="text">
      <style:text-properties fo:color="#666666" loext:opacity="100%" fo:language="ca" fo:country="ES" fo:font-weight="normal" officeooo:rsid="001fb81d" style:font-weight-asian="normal" style:font-weight-complex="normal"/>
    </style:style>
    <style:style style:name="T29" style:family="text">
      <style:text-properties fo:font-variant="normal" fo:text-transform="none" fo:color="#212529" loext:opacity="100%" style:font-name="system-ui" fo:font-size="12.75pt" fo:letter-spacing="normal" fo:language="ca" fo:country="ES" fo:font-style="normal" fo:font-weight="normal" officeooo:rsid="002657a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Strong_20_Emphasis"><text:span text:style-name="T19">OSM validation</text:span></text:span><text:span text:style-name="Strong_20_Emphasis"><text:span text:style-name="T20"> </text:span></text:span><text:span text:style-name="Strong_20_Emphasis"><text:span text:style-name="T22">pilot </text:span></text:span><text:span text:style-name="Strong_20_Emphasis"><text:span text:style-name="T19">method</text:span></text:span><text:span text:style-name="Strong_20_Emphasis"><text:span text:style-name="T21"> script</text:span></text:span></text:p>
      <text:p text:style-name="P12"><text:span text:style-name="Strong_20_Emphasis"><text:span text:style-name="T1"/></text:span></text:p>
      <text:p text:style-name="P1"><text:span text:style-name="Strong_20_Emphasis"><text:span text:style-name="T2">El que us ensenyo aquí és l’esquelet del projecte pilot de validació d’OSM, que avalua la seva fiabilitat per detectar canvis en les transformacions urbanes.<text:line-break/>En concret, em centro en el cas de Barcelona, </text:span></text:span><text:span text:style-name="Strong_20_Emphasis"><text:span text:style-name="T9">en</text:span></text:span><text:span text:style-name="Strong_20_Emphasis"><text:span text:style-name="T2"> la infraestructura ciclista</text:span></text:span><text:span text:style-name="Strong_20_Emphasis"><text:span text:style-name="T9">, i entre els anys</text:span></text:span><text:span text:style-name="Strong_20_Emphasis"><text:span text:style-name="T2"> 2019 i 2023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13">Context </text:span></text:span><text:span text:style-name="Strong_20_Emphasis"><text:span text:style-name="T17">and aim</text:span></text:span></text:p>
      <text:p text:style-name="P1"><text:span text:style-name="Strong_20_Emphasis"><text:span text:style-name="T2"/></text:span></text:p>
      <text:p text:style-name="P6"><text:span text:style-name="Strong_20_Emphasis"><text:span text:style-name="T4">Com a context i objectiu dic..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Urban transformations, such as new bike lanes, reshape mobility and health.</text:span></text:span></text:p>
      <text:p text:style-name="P1"><text:span text:style-name="Strong_20_Emphasis"><text:span text:style-name="T2">However, standardised datasets that track how infrastructure changes over time remain scarce.</text:span></text:span></text:p>
      <text:p text:style-name="P1"><text:span text:style-name="Strong_20_Emphasis"><text:span text:style-name="T2">OSM offers open, historical data but its reliability for detecting change is still uncertain.</text:span></text:span></text:p>
      <text:p text:style-name="P1"><text:span text:style-name="Strong_20_Emphasis"><text:span text:style-name="T2">Aim: Assess whether OSM reliably reflects new or removed bike lanes in Barcelona (2019–2023) using GSV as ground truth, providing a basis for scalable validation in other cities.</text:span></text:span></text:p>
      <text:p text:style-name="P1"><text:span text:style-name="Strong_20_Emphasis"><text:span text:style-name="T2"/></text:span></text:p>
      <text:p text:style-name="P11"><text:span text:style-name="Strong_20_Emphasis"><text:span text:style-name="T17">Data and methods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Treballem amb tres </text:span></text:span><text:span text:style-name="Strong_20_Emphasis"><text:span text:style-name="T13">fonts</text:span></text:span><text:span text:style-name="Strong_20_Emphasis"><text:span text:style-name="T2"> principals:</text:span></text:span></text:p>
      <text:list text:style-name="L4">
        <text:list-item>
          <text:p text:style-name="P3"><text:span text:style-name="Strong_20_Emphasis"><text:span text:style-name="T2">OSM, dades vectorials etiquetades per tipus d'infraestructura;</text:span></text:span></text:p>
        </text:list-item>
        <text:list-item>
          <text:p text:style-name="P3"><text:span text:style-name="Strong_20_Emphasis"><text:span text:style-name="T2">GSV, imatges de carrer amb data</text:span></text:span><text:span text:style-name="Strong_20_Emphasis"><text:span text:style-name="T7"> que utilitem com a ground truth</text:span></text:span><text:span text:style-name="Strong_20_Emphasis"><text:span text:style-name="T2">;</text:span></text:span></text:p>
        </text:list-item>
        <text:list-item>
          <text:p text:style-name="P3"><text:span text:style-name="Strong_20_Emphasis"><text:span text:style-name="T2">i les seccions censals, amb la seva geometria i dades de densitat i centralitat.</text:span></text:span></text:p>
        </text:list-item>
      </text:list>
      <text:p text:style-name="P1"><text:span text:style-name="Strong_20_Emphasis"><text:span text:style-name="T2"/></text:span></text:p>
      <text:p text:style-name="P1"><text:span text:style-name="Strong_20_Emphasis"><text:span text:style-name="T2">El </text:span></text:span><text:span text:style-name="Strong_20_Emphasis"><text:span text:style-name="T13">mètode</text:span></text:span><text:span text:style-name="Strong_20_Emphasis"><text:span text:style-name="T2"> es pot veure en </text:span></text:span><text:span text:style-name="Strong_20_Emphasis"><text:span text:style-name="T27">aquest diagrama de flux</text:span></text:span><text:span text:style-name="Strong_20_Emphasis"><text:span text:style-name="T28"> (Fig1)</text:span></text:span><text:span text:style-name="Strong_20_Emphasis"><text:span text:style-name="T2">, amb cinc passos principals:</text:span></text:span></text:p>
      <text:list text:style-name="L3">
        <text:list-item>
          <text:p text:style-name="P2"><text:span text:style-name="Strong_20_Emphasis"><text:span text:style-name="T2">Extracció d’OSM</text:span></text:span></text:p>
        </text:list-item>
        <text:list-item>
          <text:p text:style-name="P2"><text:span text:style-name="Strong_20_Emphasis"><text:span text:style-name="T2">Càlcul de diferències geomètriques</text:span></text:span></text:p>
        </text:list-item>
        <text:list-item>
          <text:p text:style-name="P2"><text:span text:style-name="Strong_20_Emphasis"><text:span text:style-name="T2">Disseny de la mostra</text:span></text:span></text:p>
        </text:list-item>
        <text:list-item>
          <text:p text:style-name="P2"><text:span text:style-name="Strong_20_Emphasis"><text:span text:style-name="T2">Inspecció i classificació amb GSV</text:span></text:span></text:p>
        </text:list-item>
        <text:list-item>
          <text:p text:style-name="P2"><text:span text:style-name="Strong_20_Emphasis"><text:span text:style-name="T2">Càlcul dels indicadors de rendiment</text:span></text:span></text:p>
        </text:list-item>
      </text:list>
      <text:p text:style-name="P1"><text:span text:style-name="Strong_20_Emphasis"><text:span text:style-name="T2"/></text:span></text:p>
      <text:p text:style-name="P1"><text:span text:style-name="Strong_20_Emphasis"><text:span text:style-name="T3">1. </text:span></text:span><text:span text:style-name="Strong_20_Emphasis"><text:span text:style-name="T2">Extracció d’OSM</text:span></text:span></text:p>
      <text:p text:style-name="P1"><text:span text:style-name="Strong_20_Emphasis"><text:span text:style-name="T2">Descarreguem dues “snapshots” d’OSM: una d</text:span></text:span><text:span text:style-name="Strong_20_Emphasis"><text:span text:style-name="T3">'1 d</text:span></text:span><text:span text:style-name="Strong_20_Emphasis"><text:span text:style-name="T2">e gener de 2020 (</text:span></text:span><text:span text:style-name="Strong_20_Emphasis"><text:span text:style-name="T3">que representa </text:span></text:span><text:span text:style-name="Strong_20_Emphasis"><text:span text:style-name="T2">2019) i una d</text:span></text:span><text:span text:style-name="Strong_20_Emphasis"><text:span text:style-name="T3">'1 de </text:span></text:span><text:span text:style-name="Strong_20_Emphasis"><text:span text:style-name="T2">gener de 2024 (2023).</text:span></text:span></text:p>
      <text:p text:style-name="P1"><text:span text:style-name="Strong_20_Emphasis"><text:span text:style-name="T2">D’aquí extraiem la xarxa ciclista (CI) amb </text:span></text:span><text:span text:style-name="Strong_20_Emphasis"><text:span text:style-name="T7">tags</text:span></text:span><text:span text:style-name="Strong_20_Emphasis"><text:span text:style-name="T2"> com highway=cycleway o cycleway=lane, i la xarxa general (NONCI) sense aquests tags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3">2. </text:span></text:span><text:span text:style-name="Strong_20_Emphasis"><text:span text:style-name="T2">Càlcul de diferències geomètriques</text:span></text:span><text:span text:style-name="Strong_20_Emphasis"><text:span text:style-name="T7"> (</text:span></text:span><text:span text:style-name="Strong_20_Emphasis"><text:span text:style-name="T2">entre les dues dates</text:span></text:span><text:span text:style-name="Strong_20_Emphasis"><text:span text:style-name="T7">)</text:span></text:span><text:span text:style-name="Strong_20_Emphasis"><text:span text:style-name="T2">:</text:span></text:span></text:p>
      <text:list text:style-name="L5">
        <text:list-item>
          <text:p text:style-name="P4"><text:span text:style-name="Strong_20_Emphasis"><text:span text:style-name="T2">ADDED: carrils bici que apareixen el 2023 però no el 2019.</text:span></text:span></text:p>
        </text:list-item>
        <text:list-item>
          <text:p text:style-name="P4"><text:span text:style-name="Strong_20_Emphasis"><text:span text:style-name="T2">REMOVED: els que desapareixen.</text:span></text:span></text:p>
        </text:list-item>
      </text:list>
      <text:p text:style-name="P1"><text:span text:style-name="Strong_20_Emphasis"><text:span text:style-name="T2"/></text:span></text:p>
      <text:p text:style-name="P1"><text:span text:style-name="Strong_20_Emphasis"><text:span text:style-name="T3">3. </text:span></text:span><text:span text:style-name="Strong_20_Emphasis"><text:span text:style-name="T2">Disseny de la mostra</text:span></text:span></text:p>
      <text:p text:style-name="P5"><text:span text:style-name="Strong_20_Emphasis"><text:span text:style-name="T3">Dividim les seccions censals segons densitat i centralitat en tres nivells cadascuna, cosa que genera nou estrats (3×3).</text:span></text:span></text:p>
      <text:p text:style-name="P5"><text:span text:style-name="Strong_20_Emphasis"><text:span text:style-name="T3">De cada estrat, en triem 6 seccions de manera aleatòria.</text:span></text:span></text:p>
      <text:p text:style-name="P5"><text:span text:style-name="Strong_20_Emphasis"><text:span text:style-name="T3">Dins de cada secció, seleccionem aleatòriament 2 ADD, 2 REMOVE i 1 NONCI, i prenem el punt mig del segment com a localització de validació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3">4. </text:span></text:span><text:span text:style-name="Strong_20_Emphasis"><text:span text:style-name="T2">Inspecció i classificació amb GSV</text:span></text:span></text:p>
      <text:p text:style-name="P9"><text:span text:style-name="Strong_20_Emphasis"><text:span text:style-name="T10">Creem un </text:span></text:span><text:span text:style-name="Strong_20_Emphasis"><text:span text:style-name="T8">Excel amb </text:span></text:span><text:span text:style-name="Strong_20_Emphasis"><text:span text:style-name="T10">links GSV </text:span></text:span><text:span text:style-name="Strong_20_Emphasis"><text:span text:style-name="T7">pano </text:span></text:span><text:span text:style-name="Strong_20_Emphasis"><text:span text:style-name="T10">per cada punt de validació</text:span></text:span><text:span text:style-name="Strong_20_Emphasis"><text:span text:style-name="T8"> </text:span></text:span></text:p>
      <text:p text:style-name="P9"><text:span text:style-name="Strong_20_Emphasis"><text:span text:style-name="T10">Per cada punt, </text:span></text:span><text:span text:style-name="Strong_20_Emphasis"><text:span text:style-name="T2">consult</text:span></text:span><text:span text:style-name="Strong_20_Emphasis"><text:span text:style-name="T10">em</text:span></text:span><text:span text:style-name="Strong_20_Emphasis"><text:span text:style-name="T2"> dues finestres temporals 2018–2019 </text:span></text:span><text:span text:style-name="Strong_20_Emphasis"><text:span text:style-name="T10">per a 2019 </text:span></text:span><text:span text:style-name="Strong_20_Emphasis"><text:span text:style-name="T2">i 2023–2024</text:span></text:span><text:span text:style-name="Strong_20_Emphasis"><text:span text:style-name="T10"> per a 2023, i </text:span></text:span><text:span text:style-name="Strong_20_Emphasis"><text:span text:style-name="T2">anot</text:span></text:span><text:span text:style-name="Strong_20_Emphasis"><text:span text:style-name="T10">em</text:span></text:span><text:span text:style-name="Strong_20_Emphasis"><text:span text:style-name="T2"> si la infraestructura és present o absent</text:span></text:span><text:span text:style-name="Strong_20_Emphasis"><text:span text:style-name="T10"> en cada any</text:span></text:span><text:span text:style-name="Strong_20_Emphasis"><text:span text:style-name="T2">.</text:span></text:span></text:p>
      <text:p text:style-name="P1"><text:soft-page-break/><text:span text:style-name="Strong_20_Emphasis"><text:span text:style-name="T2"/></text:span></text:p>
      <text:p text:style-name="P1"><text:span text:style-name="Strong_20_Emphasis"><text:span text:style-name="T2">A partir d’a</text:span></text:span><text:span text:style-name="Strong_20_Emphasis"><text:span text:style-name="T10">questa informació</text:span></text:span><text:span text:style-name="Strong_20_Emphasis"><text:span text:style-name="T2">, cada punt s’etiqueta com a</text:span></text:span><text:span text:style-name="Strong_20_Emphasis"><text:span text:style-name="T10">:</text:span></text:span><text:span text:style-name="Strong_20_Emphasis"><text:span text:style-name="T2"> TP (True Positive), FP (False Positive) o FN (False Negative), segons la correspondència entre OSM i GSV.</text:span></text:span></text:p>
      <text:p text:style-name="P1"><text:span text:style-name="Strong_20_Emphasis"><text:span text:style-name="T25">A la Figura 3 es mostra la distribució d’aquests punts, amb </text:span></text:span><text:span text:style-name="Strong_20_Emphasis"><text:span text:style-name="T26">links </text:span></text:span><text:span text:style-name="Strong_20_Emphasis"><text:span text:style-name="T25">directes a GSV</text:span></text:span><text:span text:style-name="Strong_20_Emphasis"><text:span text:style-name="T26"> panos</text:span></text:span><text:span text:style-name="Strong_20_Emphasis"><text:span text:style-name="T25">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3">5. </text:span></text:span><text:span text:style-name="Strong_20_Emphasis"><text:span text:style-name="T2">Amb aquestes classificacions calculem les mètriques de validació: Precision, Recall i F1-score.</text:span></text:span></text:p>
      <text:p text:style-name="P1"><text:span text:style-name="Strong_20_Emphasis"><text:span text:style-name="T2">Precision indica la </text:span></text:span><text:span text:style-name="Strong_20_Emphasis"><text:span text:style-name="T8">%</text:span></text:span><text:span text:style-name="Strong_20_Emphasis"><text:span text:style-name="T2"> de deteccions correctes respecte del total de deteccions fetes per OSM.</text:span></text:span></text:p>
      <text:p text:style-name="P1"><text:span text:style-name="Strong_20_Emphasis"><text:span text:style-name="T2">Fórmula: TP / (TP + FP).</text:span></text:span></text:p>
      <text:p text:style-name="P1"><text:span text:style-name="Strong_20_Emphasis"><text:span text:style-name="T2">Recall mesura </text:span></text:span><text:span text:style-name="Strong_20_Emphasis"><text:span text:style-name="T8">e</text:span></text:span><text:span text:style-name="Strong_20_Emphasis"><text:span text:style-name="T2">l </text:span></text:span><text:span text:style-name="Strong_20_Emphasis"><text:span text:style-name="T8">% de deteccions correctes respecte dels total de deteccions reals (les correctes i les les no captades)</text:span></text:span><text:span text:style-name="Strong_20_Emphasis"><text:span text:style-name="T2">.</text:span></text:span></text:p>
      <text:p text:style-name="P1"><text:span text:style-name="Strong_20_Emphasis"><text:span text:style-name="T2">Fórmula: TP / (TP + FN).</text:span></text:span></text:p>
      <text:p text:style-name="P1"><text:span text:style-name="Strong_20_Emphasis"><text:span text:style-name="T2">F1-score combina les dues mètriques en un sol indicador equilibrat.</text:span></text:span></text:p>
      <text:p text:style-name="P1"><text:span text:style-name="Strong_20_Emphasis"><text:span text:style-name="T2">Fórmula: 2 × (Precision × Recall) / (Precision + Recall).</text:span></text:span></text:p>
      <text:p text:style-name="P1"><text:span text:style-name="Strong_20_Emphasis"><text:span text:style-name="T2"/></text:span></text:p>
      <text:p text:style-name="P10"><text:span text:style-name="Strong_20_Emphasis"><text:span text:style-name="T16">Results</text:span></text:span></text:p>
      <text:p text:style-name="P1"><text:span text:style-name="Strong_20_Emphasis"><text:span text:style-name="T13"/></text:span></text:p>
      <text:p text:style-name="P12"><text:span text:style-name="Strong_20_Emphasis"><text:span text:style-name="T23">Canvi total de la xarxa ciclista segons OSM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Segons OSM, la xarxa ciclista va créixer de 214,9 a 264,0 km, és a dir, un +23 %.</text:span></text:span></text:p>
      <text:p text:style-name="P1"><text:span text:style-name="Strong_20_Emphasis"><text:span text:style-name="T2">La diferència geomètrica detecta 65,5 km afegits i 23,4 km eliminats.</text:span></text:span></text:p>
      <text:p text:style-name="P1"><text:span text:style-name="Strong_20_Emphasis"><text:span text:style-name="T27">A la Figura 4 es veu el mapa d’aquests canvis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Les noves vies es concentren als barris densos i centrals, mentre que les eliminacions són més disperses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4">Validació</text:span></text:span><text:span text:style-name="Strong_20_Emphasis"><text:span text:style-name="T23"> dels resultats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En total, validem 129 punts, dels quals 84 són verificables en tots dos anys.</text:span></text:span></text:p>
      <text:p text:style-name="P1"><text:span text:style-name="Strong_20_Emphasis"><text:span text:style-name="T2">Podem observar que la precisió i el recall dels punts ADD són molt alts, mentre que en els punts REMOVE són molt baixos.</text:span></text:span></text:p>
      <text:p text:style-name="P1"><text:span text:style-name="Strong_20_Emphasis"><text:span text:style-name="T2">Això vol dir que...</text:span></text:span></text:p>
      <text:p text:style-name="P1"><text:span text:style-name="Strong_20_Emphasis"><text:span text:style-name="T2"/></text:span></text:p>
      <text:p text:style-name="P7"><text:span text:style-name="Strong_20_Emphasis"><text:span text:style-name="T14">Interpretation and calibration</text:span></text:span></text:p>
      <text:p text:style-name="P7"><text:span text:style-name="Strong_20_Emphasis"><text:span text:style-name="T5"/></text:span></text:p>
      <text:p text:style-name="P1"><text:span text:style-name="Strong_20_Emphasis"><text:span text:style-name="T2">OSM capta bé les addicions (Precision ≈ 0.77, Recall = 1.00), però és menys fiable per a les eliminacions.</text:span></text:span></text:p>
      <text:p text:style-name="P1"><text:span text:style-name="Strong_20_Emphasis"><text:span text:style-name="T11">Es a dir, que</text:span></text:span><text:span text:style-name="Strong_20_Emphasis"><text:span text:style-name="T2"> tendeix a sobrestimar el creixement net, tot i ser una bona aproximació per detectar noves infraestructures.</text:span></text:span></text:p>
      <text:p text:style-name="P1"><text:span text:style-name="Strong_20_Emphasis"><text:span text:style-name="T2"/></text:span></text:p>
      <text:p text:style-name="P14"><text:span text:style-name="Strong_20_Emphasis"><text:span text:style-name="T2">Aquests valors no només ens serveixen per veure fins a quin punt </text:span></text:span><text:span text:style-name="Strong_20_Emphasis"><text:span text:style-name="T18">OSM és fiable</text:span></text:span><text:span text:style-name="Strong_20_Emphasis"><text:span text:style-name="T2">, sinó que també ens permeten </text:span></text:span><text:span text:style-name="Strong_20_Emphasis"><text:span text:style-name="T18">calibrar les seves estimacions</text:span></text:span><text:span text:style-name="Strong_20_Emphasis"><text:span text:style-name="T2">:</text:span></text:span></text:p>
      <text:p text:style-name="P1"><text:span text:style-name="Strong_20_Emphasis"><text:span text:style-name="T2">per exemple, si la Precision és 0.77, multipliquem els quilòmetres detectats com a “nous” per 0.77 per obtenir una xifra més realista.</text:span></text:span></text:p>
      <text:p text:style-name="P1"><text:span text:style-name="Strong_20_Emphasis"><text:span text:style-name="T2">Aquesta calibració també es pot aplicar per estrats, millorant la comparabilitat entre ciutats.</text:span></text:span></text:p>
      <text:p text:style-name="P1"><text:span text:style-name="Strong_20_Emphasis"><text:span text:style-name="T2"/></text:span></text:p>
      <text:p text:style-name="P11"><text:span text:style-name="Strong_20_Emphasis"><text:span text:style-name="T17">Next steps</text:span></text:span></text:p>
      <text:p text:style-name="P8"><text:span text:style-name="Strong_20_Emphasis"><text:span text:style-name="T6">1</text:span></text:span><text:span text:style-name="Strong_20_Emphasis"><text:span text:style-name="T6">.</text:span></text:span><text:span text:style-name="Strong_20_Emphasis"><text:span text:style-name="T2"> </text:span></text:span><text:span text:style-name="Strong_20_Emphasis"><text:span text:style-name="T12">A</text:span></text:span><text:span text:style-name="Strong_20_Emphasis"><text:span text:style-name="T2">mpliar la sèrie fins al 2015, </text:span></text:span></text:p>
      <text:p text:style-name="P8"><text:span text:style-name="Strong_20_Emphasis"><text:span text:style-name="T6">2. </text:span></text:span><text:span text:style-name="Strong_20_Emphasis"><text:span text:style-name="T12">A</text:span></text:span><text:span text:style-name="Strong_20_Emphasis"><text:span text:style-name="T2">fegir una segona persona a la validació per comprovar la fiabilitat entre avaluadors, </text:span></text:span></text:p>
      <text:p text:style-name="P8"><text:span text:style-name="Strong_20_Emphasis"><text:span text:style-name="T6">3. </text:span></text:span><text:span text:style-name="Strong_20_Emphasis"><text:span text:style-name="T12">E</text:span></text:span><text:span text:style-name="Strong_20_Emphasis"><text:span text:style-name="T2">scalar el procés a altres ciutats com París, Varsòvia o Milà dins del projecte ATRAPA</text:span></text:span><text:span text:style-name="Strong_20_Emphasis"><text:span text:style-name="T12">?</text:span></text:span></text:p>
      <text:p text:style-name="P8"><text:span text:style-name="Strong_20_Emphasis"><text:span text:style-name="T6">4. Aplicar els factors de calibratge als futurs indicadors d’OSM</text:span></text:span><text:span text:style-name="Strong_20_Emphasis"><text:span text:style-name="T12">?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apple-system, 'Segoe UI', Roboto, 'Helvetica Neue', 'Noto Sans', 'Liberation Sans', Arial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ugeni Vidal Tortosa</meta:initial-creator>
    <meta:creation-date>2025-10-15T16:32:11.443614164</meta:creation-date>
    <dc:date>2025-10-15T22:02:19.943308770</dc:date>
    <dc:creator>Eugeni Vidal Tortosa</dc:creator>
    <meta:editing-duration>PT1H31M54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2" meta:paragraph-count="62" meta:word-count="766" meta:character-count="4533" meta:non-whitespace-character-count="3839"/>
  </office:meta>
</office:document-meta>
</file>